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nsolas" svg:font-family="Consolas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100.49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95.24pt"/>
    </style:style>
    <style:style style:name="co8" style:family="table-column">
      <style:table-column-properties fo:break-before="auto" style:column-width="114.75pt"/>
    </style:style>
    <style:style style:name="co9" style:family="table-column">
      <style:table-column-properties fo:break-before="auto" style:column-width="1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2" style:base-cell-address="Sheet1.B5"/>
    </style:style>
    <style:style style:name="ce5" style:family="table-cell" style:parent-style-name="Default">
      <style:map style:condition="is-true-formula(ISEVEN(ROW()))" style:apply-style-name="ConditionalStyle_5f_2" style:base-cell-address="Sheet1.B5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42729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2" style:base-cell-address="Sheet1.B5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2" style:base-cell-address="Sheet1.B5"/>
    </style:style>
    <style:style style:name="ce1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2" style:base-cell-address="Sheet1.B5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2" style:base-cell-address="Sheet1.B5"/>
    </style:style>
    <style:style style:name="ce16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7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2" style:base-cell-address="Sheet1.B5"/>
    </style:style>
    <style:style style:name="ce19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ConditionalStyle_5f_2" style:base-cell-address="Sheet1.B5"/>
    </style:style>
    <style:style style:name="ce20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NDIRECT(ADDRESS(ROW(); COLUMN()))&lt;0)" style:apply-style-name="ConditionalStyle_5f_1" style:base-cell-address="Sheet1.F5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L5]&lt;0)" style:apply-style-name="ConditionalStyle_5f_1" style:base-cell-address="Sheet1.L5"/>
    </style:style>
    <style:style style:name="ce40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6aa84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93c47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table:style-name="ce6"/>
          <table:table-cell table:style-name="ce13"/>
          <table:table-cell table:style-name="ce16"/>
          <table:table-cell table:style-name="ce20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<text:s text:c="4"/>Bitcoin Transactions</text:p>
          </table:table-cell>
          <table:table-cell table:style-name="ce13"/>
          <table:table-cell table:style-name="ce16"/>
          <table:table-cell table:style-name="ce20"/>
          <table:table-cell/>
          <table:table-cell table:style-name="ce25"/>
          <table:table-cell table:style-name="ce29" office:value-type="string" calcext:value-type="string">
            <text:p><text:s text:c="10"/>Bitcoin Summary</text:p>
          </table:table-cell>
          <table:table-cell table:style-name="ce33" table:number-columns-repeated="2"/>
          <table:table-cell table:style-name="ce36"/>
          <table:table-cell/>
          <table:table-cell table:style-name="ce40"/>
          <table:table-cell table:style-name="ce40" office:value-type="string" calcext:value-type="string">
            <text:p><text:s text:c="10"/>NOTE!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* Data below is sample data.</text:p>
          </table:table-cell>
          <table:table-cell table:style-name="ce8"/>
          <table:table-cell table:style-name="ce13"/>
          <table:table-cell table:style-name="ce16"/>
          <table:table-cell table:style-name="ce21"/>
          <table:table-cell/>
          <table:table-cell table:style-name="ce26"/>
          <table:table-cell table:number-columns-repeated="3"/>
          <table:table-cell table:style-name="ce37"/>
          <table:table-cell/>
          <table:table-cell table:style-name="ce41" office:value-type="string" calcext:value-type="string">
            <text:p>- Bitcoin Summary field is automatically calculated.</text:p>
          </table:table-cell>
          <table:table-cell table:style-name="ce45" table:number-columns-repeated="3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Amount</text:p>
          </table:table-cell>
          <table:table-cell table:style-name="ce14" office:value-type="string" calcext:value-type="string">
            <text:p>Price/BTC</text:p>
          </table:table-cell>
          <table:table-cell table:style-name="ce17" office:value-type="string" calcext:value-type="string">
            <text:p>Cost</text:p>
          </table:table-cell>
          <table:table-cell table:style-name="ce22" office:value-type="string" calcext:value-type="string">
            <text:p>Net Gain</text:p>
          </table:table-cell>
          <table:table-cell/>
          <table:table-cell table:style-name="ce27" office:value-type="string" calcext:value-type="string">
            <text:p>BTC/USD Value</text:p>
          </table:table-cell>
          <table:table-cell table:style-name="ce30" office:value-type="string" calcext:value-type="string">
            <text:p>BTC Owned</text:p>
          </table:table-cell>
          <table:table-cell table:style-name="ce30" office:value-type="string" calcext:value-type="string">
            <text:p>My BTC Worth</text:p>
          </table:table-cell>
          <table:table-cell table:style-name="ce30" office:value-type="string" calcext:value-type="string">
            <text:p>Total Cost</text:p>
          </table:table-cell>
          <table:table-cell table:style-name="ce38" office:value-type="string" calcext:value-type="string">
            <text:p>Total Net Gain</text:p>
          </table:table-cell>
          <table:table-cell/>
          <table:table-cell table:style-name="ce41" office:value-type="string" calcext:value-type="string">
            <text:p>- The columns "Price/BTC" and "Net Gain" are automatically calculated.</text:p>
          </table:table-cell>
          <table:table-cell table:style-name="ce45" table:number-columns-repeated="3"/>
          <table:table-cell table:number-columns-repeated="1007"/>
        </table:table-row>
        <table:table-row table:style-name="ro1">
          <table:table-cell/>
          <table:table-cell table:style-name="ce4" office:value-type="date" office:date-value="2015-09-01" calcext:value-type="date">
            <text:p>09/01/2015</text:p>
          </table:table-cell>
          <table:table-cell table:style-name="ce10" office:value-type="currency" office:currency="THB" office:value="0.01" calcext:value-type="currency">
            <text:p>฿0.0100000000</text:p>
          </table:table-cell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 office:value-type="currency" office:currency="USD" office:value="1.27" calcext:value-type="currency">
            <text:p>$1.27</text:p>
          </table:table-cell>
          <table:table-cell table:style-name="ce23" table:number-matrix-columns-spanned="1" table:number-matrix-rows-spanned="1024" table:formula="of:=IF(ISBLANK([.C5:.C1028]);&quot;&quot;;[.C5:.C1028]*[.H5]-[.E5:.E1028])" office:value-type="float" office:value="62.0524" calcext:value-type="float">
            <text:p>$62.05</text:p>
          </table:table-cell>
          <table:table-cell/>
          <table:table-cell table:style-name="ce28" table:formula="of:=IFERROR(__xludf.dummyfunction(&quot;GoogleFinance(&quot;&quot;CURRENCY:BTCUSD&quot;&quot;)&quot;);&quot;$6,332.24&quot;)" office:value-type="string" office:string-value="$6,332.24" calcext:value-type="string">
            <text:p>$6,332.24</text:p>
          </table:table-cell>
          <table:table-cell table:style-name="ce31" table:formula="of:=SUM([.C5:.C1028])" office:value-type="string" office:string-value="฿4.8591218000" calcext:value-type="string">
            <text:p>฿4.8591218000</text:p>
          </table:table-cell>
          <table:table-cell table:style-name="ce34" table:formula="of:=PRODUCT([.H5:.I5])" office:value-type="string" office:string-value="$30,769.10" calcext:value-type="string">
            <text:p>$30,769.10</text:p>
          </table:table-cell>
          <table:table-cell table:style-name="ce35" table:formula="of:=SUM([.E5:.E1028])" office:value-type="currency" office:currency="USD" office:value="5264.1823218" calcext:value-type="currency">
            <text:p>$5,264.18</text:p>
          </table:table-cell>
          <table:table-cell table:style-name="ce39" table:formula="of:=SUM([.F5:.F1028])" office:value-type="float" office:value="25504.943105032" calcext:value-type="float">
            <text:p>$25,504.94</text:p>
          </table:table-cell>
          <table:table-cell/>
          <table:table-cell table:style-name="ce41" office:value-type="string" calcext:value-type="string">
            <text:p>- To calculate est. cost of BTC, click on the last cell in the cost column and</text:p>
          </table:table-cell>
          <table:table-cell table:style-name="ce45" table:number-columns-repeated="3"/>
          <table:table-cell table:number-columns-repeated="1007"/>
        </table:table-row>
        <table:table-row table:style-name="ro1">
          <table:table-cell/>
          <table:table-cell table:style-name="ce4" office:value-type="date" office:date-value="2015-09-02" calcext:value-type="date">
            <text:p>09/02/2015</text:p>
          </table:table-cell>
          <table:table-cell table:style-name="ce11" office:value-type="currency" office:currency="THB" office:value="0.318" calcext:value-type="currency">
            <text:p>฿0.3180000000</text:p>
          </table:table-cell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 office:value-type="currency" office:currency="USD" office:value="72.7759218" calcext:value-type="currency">
            <text:p>$72.78</text:p>
          </table:table-cell>
          <table:table-cell table:style-name="ce23" office:value-type="float" office:value="1940.8763982" calcext:value-type="float">
            <text:p>$1,940.88</text:p>
          </table:table-cell>
          <table:table-cell table:number-columns-repeated="7"/>
          <table:table-cell table:style-name="ce41" office:value-type="string" calcext:value-type="string">
            <text:p><text:s/>then click on "Estimate Blank Costs" under the "Bitcoins" menu at the top.</text:p>
          </table:table-cell>
          <table:table-cell table:style-name="ce45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4" office:value-type="date" office:date-value="2015-09-03" calcext:value-type="date">
            <text:p>09/03/2015</text:p>
          </table:table-cell>
          <table:table-cell table:style-name="ce11" office:value-type="currency" office:currency="THB" office:value="0.0076218" calcext:value-type="currency">
            <text:p>฿0.0076218000</text:p>
          </table:table-cell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 office:value-type="currency" office:currency="USD" office:value="1.8" calcext:value-type="currency">
            <text:p>$1.80</text:p>
          </table:table-cell>
          <table:table-cell table:style-name="ce23" office:value-type="float" office:value="46.463066832" calcext:value-type="float">
            <text:p>$46.46</text:p>
          </table:table-cell>
          <table:table-cell table:number-columns-repeated="7"/>
          <table:table-cell table:style-name="ce42" office:value-type="string" calcext:value-type="string">
            <text:p>Bitcoin Menu only appears once you copy it. You can see the code under "Tools" &gt; "Script Editor..." to make sure it's safe.</text:p>
          </table:table-cell>
          <table:table-cell table:style-name="ce46" table:number-columns-repeated="6"/>
          <table:table-cell table:number-columns-repeated="1004"/>
        </table:table-row>
        <table:table-row table:style-name="ro1">
          <table:table-cell/>
          <table:table-cell table:style-name="ce4" office:value-type="date" office:date-value="2016-10-12" calcext:value-type="date">
            <text:p>10/12/2016</text:p>
          </table:table-cell>
          <table:table-cell table:style-name="ce11" office:value-type="currency" office:currency="THB" office:value="0.0135" calcext:value-type="currency">
            <text:p>฿0.0135000000</text:p>
          </table:table-cell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 office:value-type="currency" office:currency="USD" office:value="8.65" calcext:value-type="currency">
            <text:p>$8.65</text:p>
          </table:table-cell>
          <table:table-cell table:style-name="ce23" office:value-type="float" office:value="76.83524" calcext:value-type="float">
            <text:p>$76.84</text:p>
          </table:table-cell>
          <table:table-cell table:number-columns-repeated="7"/>
          <table:table-cell table:style-name="ce42" office:value-type="string" calcext:value-type="string">
            <text:p>I encourage you to do so aswell for every spreadsheet you use that is using scripts!!</text:p>
          </table:table-cell>
          <table:table-cell table:style-name="ce46" table:number-columns-repeated="6"/>
          <table:table-cell table:number-columns-repeated="1004"/>
        </table:table-row>
        <table:table-row table:style-name="ro1">
          <table:table-cell/>
          <table:table-cell table:style-name="ce4" office:value-type="date" office:date-value="2017-01-12" calcext:value-type="date">
            <text:p>01/12/2017</text:p>
          </table:table-cell>
          <table:table-cell table:style-name="ce11" office:value-type="currency" office:currency="THB" office:value="3" calcext:value-type="currency">
            <text:p>฿3.0000000000</text:p>
          </table:table-cell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 office:value-type="currency" office:currency="USD" office:value="3208.4864" calcext:value-type="currency">
            <text:p>$3,208.49</text:p>
          </table:table-cell>
          <table:table-cell table:style-name="ce23" office:value-type="float" office:value="15788.2336" calcext:value-type="float">
            <text:p>$15,788.23</text:p>
          </table:table-cell>
          <table:table-cell table:number-columns-repeated="7"/>
          <table:table-cell table:style-name="ce42" office:value-type="string" calcext:value-type="string">
            <text:p>You may also not use that menu at all if you are paranoid. You can even delete the entire script if you want.</text:p>
          </table:table-cell>
          <table:table-cell table:style-name="ce46" table:number-columns-repeated="6"/>
          <table:table-cell table:number-columns-repeated="1004"/>
        </table:table-row>
        <table:table-row table:style-name="ro1">
          <table:table-cell/>
          <table:table-cell table:style-name="ce4" office:value-type="date" office:date-value="2017-01-14" calcext:value-type="date">
            <text:p>01/14/2017</text:p>
          </table:table-cell>
          <table:table-cell table:style-name="ce11" office:value-type="currency" office:currency="THB" office:value="-0.5" calcext:value-type="currency">
            <text:p>-฿0.5000000000</text:p>
          </table:table-cell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 office:value-type="currency" office:currency="USD" office:value="423" calcext:value-type="currency">
            <text:p>$423.00</text:p>
          </table:table-cell>
          <table:table-cell table:style-name="ce23" office:value-type="float" office:value="-3589.12" calcext:value-type="float">
            <text:p>-$3,589.12</text:p>
          </table:table-cell>
          <table:table-cell table:style-name="ce24" office:value-type="string" calcext:value-type="string">
            <text:p>&lt;- Sold or purchased something with 0.5 bt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2017-01-15" calcext:value-type="date">
            <text:p>01/15/2017</text:p>
          </table:table-cell>
          <table:table-cell table:style-name="ce11" office:value-type="currency" office:currency="THB" office:value="2" calcext:value-type="currency">
            <text:p>฿2.0000000000</text:p>
          </table:table-cell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 office:value-type="currency" office:currency="USD" office:value="1540" calcext:value-type="currency">
            <text:p>$1,540.00</text:p>
          </table:table-cell>
          <table:table-cell table:style-name="ce23" office:value-type="float" office:value="11124.48" calcext:value-type="float">
            <text:p>$11,124.4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date" office:date-value="2017-01-16" calcext:value-type="date">
            <text:p>01/16/2017</text:p>
          </table:table-cell>
          <table:table-cell table:style-name="ce11" office:value-type="currency" office:currency="THB" office:value="0.01" calcext:value-type="currency">
            <text:p>฿0.0100000000</text:p>
          </table:table-cell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 office:value-type="currency" office:currency="USD" office:value="8.2" calcext:value-type="currency">
            <text:p>$8.20</text:p>
          </table:table-cell>
          <table:table-cell table:style-name="ce23" office:value-type="float" office:value="55.1224" calcext:value-type="float">
            <text:p>$55.12</text:p>
          </table:table-cell>
          <table:table-cell table:number-columns-repeated="7"/>
          <table:table-cell table:style-name="ce43" office:value-type="string" calcext:value-type="string">
            <text:p>Donate some bitcoins here if you're feeling generous:</text:p>
          </table:table-cell>
          <table:table-cell table:style-name="ce47" table:number-columns-repeated="3"/>
          <table:table-cell table:number-columns-repeated="1007"/>
        </table:table-row>
        <table:table-row table:style-name="ro1">
          <table:table-cell/>
          <table:table-cell table:style-name="ce4" office:value-type="date" office:date-value="2011-01-16" calcext:value-type="date">
            <text:p>01/16/2011</text:p>
          </table:table-cell>
          <table:table-cell table:style-name="ce11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/>
          <table:table-cell table:style-name="ce23">
            <text:p/>
          </table:table-cell>
          <table:table-cell table:style-name="ce24" office:value-type="string" calcext:value-type="string">
            <text:p>&lt;- Finds price/btc automatically if you don't know how much you paid for it</text:p>
          </table:table-cell>
          <table:table-cell table:number-columns-repeated="6"/>
          <table:table-cell table:style-name="ce44" office:value-type="string" calcext:value-type="string">
            <text:p>1QL82jsP11KNr9nBUnYUWghsZENbAwJUut</text:p>
          </table:table-cell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2"/>
          <table:table-cell table:style-name="ce24"/>
          <table:table-cell table:number-columns-repeated="1015"/>
        </table:table-row>
        <table:table-row table:style-name="ro1">
          <table:table-cell/>
          <table:table-cell table:style-name="ce4"/>
          <table:table-cell table:style-name="ce11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8"/>
          <table:table-cell table:style-name="ce23">
            <text:p/>
          </table:table-cell>
          <table:table-cell table:number-columns-repeated="2"/>
          <table:table-cell table:style-name="ce32" office:value-type="string" calcext:value-type="string">
            <text:p>What should I add??? LEAVE SUGGESTIONS IN REDDIT POST!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2"/>
          <table:table-cell table:style-name="ce24"/>
          <table:table-cell table:number-columns-repeated="1015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2"/>
          <table:table-cell table:style-name="ce24"/>
          <table:table-cell table:number-columns-repeated="1015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2"/>
          <table:table-cell table:style-name="ce15" table:formula="of:=IFERROR(__xludf.dummyfunction(&quot;IF(AND(NOT(ISBLANK(C5)),NOT(ISBLANK(E5))),E5/C5,IF(ISBLANK(B5),&quot;&quot;&quot;&quot;,VALUE(REGEXEXTRACT(JOIN(&quot;&quot;&quot;&quot;,IMPORTDATA(CONCATENATE(&quot;&quot;http://api.coindesk.com/v1/bpi/historical/close.json?start=&quot;&quot;,YEAR(DATEVALUE(B5)),&quot;&quot;-&quot;&quot;,IF(LEN(MONTH(DATEVALUE(B5)))=1,CONCATENATE(0,&quot;&amp;&quot;MONTH(DATEVALUE(B5))),MONTH(DATEVALUE(B5))),&quot;&quot;-&quot;&quot;,IF(LEN(DAY(DATEVALUE(B5)))=1,CONCATENATE(0,DAY(DATEVALUE(B5))),DAY(DATEVALUE(B5))),&quot;&quot;&amp;end=&quot;&quot;,YEAR(DATEVALUE(B5)),&quot;&quot;-&quot;&quot;,IF(LEN(MONTH(DATEVALUE(B5)))=1,CONCATENATE(0,MONTH(DATEVALUE(B5))),MONTH(DATEVALUE(B5)&quot;&amp;&quot;)),&quot;&quot;-&quot;&quot;,IF(LEN(DAY(DATEVALUE(B5)))=1,CONCATENATE(0,DAY(DATEVALUE(B5))),DAY(DATEVALUE(B5))),&quot;&quot;&amp;currency=USD&quot;&quot;))),&quot;&quot;{.bpi.:{.{13}([0-9.,]+)&quot;&quot;))))&quot;);&quot;$127.00&quot;)" office:value-type="string" office:string-value="$127.00" calcext:value-type="string">
            <text:p>$127.00</text:p>
          </table:table-cell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ow! You got lots of bitcoins! I didn't think you'd be here so the spreadsheet stops working from now on unless you complete some instructurions below.</text:p>
          </table:table-cell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lumn D stops calculating bitcoin prices at row 993. In order to fix this please do the following:</text:p>
          </table:table-cell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- Select and drag some cells in column D and copy them.</text:p>
          </table:table-cell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- Select cell D994 (or the last working cell in the column) and paste them their.</text:p>
          </table:table-cell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- You have extended column D's functionality.</text:p>
          </table:table-cell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te:</text:p>
          </table:table-cell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O NOT COPY THE CODE IN THE CELLS IN COLUMN D. COPY THE CELLS BY SELECTING THEM AND RIGHT CLICKING!</text:p>
          </table:table-cell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15"/>
          <table:table-cell table:style-name="ce19"/>
          <table:table-cell table:style-name="ce23">
            <text:p/>
          </table:table-cell>
          <table:table-cell table:number-columns-repeated="1018"/>
        </table:table-row>
        <table:table-row table:style-name="ro2" table:number-rows-repeated="1047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5:Sheet1.F1028">
            <calcext:condition calcext:apply-style-name="ConditionalStyle_1" calcext:value="formula-is(INDIRECT(ADDRESS(ROW(); COLUMN()))&lt;0)" calcext:base-cell-address="Sheet1.F5"/>
          </calcext:conditional-format>
          <calcext:conditional-format calcext:target-range-address="Sheet1.B5:Sheet1.F1028">
            <calcext:condition calcext:apply-style-name="ConditionalStyle_2" calcext:value="formula-is(ISEVEN(ROW()))" calcext:base-cell-address="Sheet1.B5"/>
          </calcext:conditional-format>
          <calcext:conditional-format calcext:target-range-address="Sheet1.L5:Sheet1.L5">
            <calcext:condition calcext:apply-style-name="ConditionalStyle_1" calcext:value="formula-is([.L5]&lt;0)" calcext:base-cell-address="Sheet1.L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nsolas" svg:font-family="Consolas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฿</number:currency-symbol>
      <number:number number:decimal-places="10" loext:min-decimal-places="10" number:min-integer-digits="1" number:grouping="true"/>
    </number:currency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27">
      <number:currency-symbol>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c53929"/>
    </style:style>
    <style:style style:name="ConditionalStyle_5f_2" style:display-name="ConditionalStyle_2" style:family="table-cell" style:parent-style-name="Default">
      <style:table-cell-properties fo:background-color="#f3f3f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76" meta:object-count="0"/>
    <meta:generator>LibreOfficeDev/5.1.0.3$Linux_X86_64 LibreOffice_project/</meta:generator>
  </office:meta>
</office:document-meta>
</file>